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!DOCTYPE html&gt;</text:p>
      <text:p text:style-name="Standard">&lt;html&gt;</text:p>
      <text:p text:style-name="Standard">&lt;head&gt;</text:p>
      <text:p text:style-name="Standard"><text:s text:c="4"/>&lt;title&gt;Reaction Time Game&lt;/title&gt;</text:p>
      <text:p text:style-name="Standard"><text:s text:c="4"/>&lt;style&gt;</text:p>
      <text:p text:style-name="Standard"><text:s text:c="8"/>body {</text:p>
      <text:p text:style-name="Standard"><text:s text:c="12"/>text-align: center;</text:p>
      <text:p text:style-name="Standard"><text:s text:c="12"/>font-family: Arial;</text:p>
      <text:p text:style-name="Standard"><text:s text:c="12"/>background-color: #f4f4f4;</text:p>
      <text:p text:style-name="Standard"><text:s text:c="12"/>margin-top: 100px;</text:p>
      <text:p text:style-name="Standard"><text:s text:c="8"/>}</text:p>
      <text:p text:style-name="Standard"/>
      <text:p text:style-name="Standard"><text:s text:c="8"/>#box {</text:p>
      <text:p text:style-name="Standard"><text:s text:c="12"/>width: 200px;</text:p>
      <text:p text:style-name="Standard"><text:s text:c="12"/>height: 200px;</text:p>
      <text:p text:style-name="Standard"><text:s text:c="12"/>margin: 30px auto;</text:p>
      <text:p text:style-name="Standard"><text:s text:c="12"/>background-color: red;</text:p>
      <text:p text:style-name="Standard"><text:s text:c="12"/>display: none;</text:p>
      <text:p text:style-name="Standard"><text:s text:c="12"/>cursor: pointer;</text:p>
      <text:p text:style-name="Standard"><text:s text:c="8"/>}</text:p>
      <text:p text:style-name="Standard"/>
      <text:p text:style-name="Standard"><text:s text:c="8"/>button {</text:p>
      <text:p text:style-name="Standard"><text:s text:c="12"/>padding: 10px 20px;</text:p>
      <text:p text:style-name="Standard"><text:s text:c="12"/>font-size: 16px;</text:p>
      <text:p text:style-name="Standard"><text:s text:c="8"/>}</text:p>
      <text:p text:style-name="Standard"><text:soft-page-break/></text:p>
      <text:p text:style-name="Standard"><text:s text:c="8"/>h1 {</text:p>
      <text:p text:style-name="Standard"><text:s text:c="12"/>color: #333;</text:p>
      <text:p text:style-name="Standard"><text:s text:c="8"/>}</text:p>
      <text:p text:style-name="Standard"><text:s text:c="4"/>&lt;/style&gt;</text:p>
      <text:p text:style-name="Standard">&lt;/head&gt;</text:p>
      <text:p text:style-name="Standard">&lt;body&gt;</text:p>
      <text:p text:style-name="Standard"/>
      <text:p text:style-name="Standard"><text:s text:c="4"/>&lt;h1&gt;⚡ Reaction Time Game&lt;/h1&gt;</text:p>
      <text:p text:style-name="Standard"><text:s text:c="4"/>&lt;p&gt;Click the box as soon as it turns green!&lt;/p&gt;</text:p>
      <text:p text:style-name="Standard"><text:s text:c="4"/>&lt;button onclick="startGame()"&gt;Start&lt;/button&gt;</text:p>
      <text:p text:style-name="Standard"/>
      <text:p text:style-name="Standard"><text:s text:c="4"/>&lt;div id="box"&gt;&lt;/div&gt;</text:p>
      <text:p text:style-name="Standard"/>
      <text:p text:style-name="Standard"><text:s text:c="4"/>&lt;h2 id="result"&gt;&lt;/h2&gt;</text:p>
      <text:p text:style-name="Standard"/>
      <text:p text:style-name="Standard"><text:s text:c="4"/>&lt;script&gt;</text:p>
      <text:p text:style-name="Standard"><text:s text:c="8"/>var startTime;</text:p>
      <text:p text:style-name="Standard"/>
      <text:p text:style-name="Standard"><text:s text:c="8"/>function startGame() {</text:p>
      <text:p text:style-name="Standard"><text:s text:c="12"/>document.getElementById("result").innerHTML = "";</text:p>
      <text:p text:style-name="Standard"><text:s text:c="12"/>document.getElementById("box").style.display = "none";</text:p>
      <text:p text:style-name="Standard"/>
      <text:p text:style-name="Standard"><text:s text:c="12"/>var randomTime = Math.random() * 3000 + 1000;</text:p>
      <text:p text:style-name="Standard"/>
      <text:p text:style-name="Standard"><text:s text:c="12"/>setTimeout(function() {</text:p>
      <text:p text:style-name="Standard"><text:soft-page-break/><text:s text:c="16"/>document.getElementById("box").style.backgroundColor = "green";</text:p>
      <text:p text:style-name="Standard"><text:s text:c="16"/>document.getElementById("box").style.display = "block";</text:p>
      <text:p text:style-name="Standard"><text:s text:c="16"/>startTime = new Date().getTime();</text:p>
      <text:p text:style-name="Standard"><text:s text:c="12"/>}, randomTime);</text:p>
      <text:p text:style-name="Standard"><text:s text:c="8"/>}</text:p>
      <text:p text:style-name="Standard"/>
      <text:p text:style-name="Standard"><text:s text:c="8"/>document.getElementById("box").onclick = function() {</text:p>
      <text:p text:style-name="Standard"><text:s text:c="12"/>var endTime = new Date().getTime();</text:p>
      <text:p text:style-name="Standard"><text:s text:c="12"/>var reactionTime = (endTime - startTime) / 1000;</text:p>
      <text:p text:style-name="Standard"/>
      <text:p text:style-name="Standard"><text:s text:c="12"/>document.getElementById("result").innerHTML =</text:p>
      <text:p text:style-name="Standard"><text:s text:c="16"/>"Your reaction time: " + reactionTime + " seconds";</text:p>
      <text:p text:style-name="Standard"/>
      <text:p text:style-name="Standard"><text:s text:c="12"/>document.getElementById("box").style.display = "none";</text:p>
      <text:p text:style-name="Standard"><text:s text:c="8"/>};</text:p>
      <text:p text:style-name="Standard"><text:s text:c="4"/>&lt;/script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6" meta:word-count="140" meta:character-count="1668" meta:non-whitespace-character-count="1112"/>
    <meta:generator>LibreOfficeDev/6.0.5.2$Linux_X86_64 LibreOffice_project/</meta:generator>
  </office:meta>
</office:document-meta>
</file>